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Sans Serif" svg:font-family="'Sans Serif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size="7pt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7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7pt"/>
    </style:style>
    <style:style style:name="ce10" style:family="table-cell" style:parent-style-name="Default">
      <style:table-cell-properties fo:background-color="#e6e6e6"/>
      <style:text-properties fo:font-size="10pt"/>
    </style:style>
    <style:style style:name="ce11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3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10"/>
          <table:table-cell table:style-name="ce1" office:value-type="string">
            <text:p>Statuses</text:p>
          </table:table-cell>
          <table:table-cell table:style-name="ce10" table:number-columns-repeated="246"/>
        </table:table-row>
        <table:table-row table:style-name="ro1">
          <table:table-cell table:style-name="ce2"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Pinheiro</text:p>
          </table:table-cell>
          <table:table-cell table:style-name="ce5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54];0)" office:value-type="float" office:value="93">
            <text:p>93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2" office:value-type="string">
            <text:p>need 22 and 16 special version</text:p>
          </table:table-cell>
          <table:table-cell table:number-columns-repeated="3"/>
          <table:table-cell table:style-name="ce11" office:value-type="string">
            <text:p>draft: pre-approval</text:p>
          </table:table-cell>
          <table:table-cell table:formula="oooc:=COUNTIF([.E2:.E154];1)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2" office:value-type="string">
            <text:p>need 22 and 16 special version</text:p>
          </table:table-cell>
          <table:table-cell table:number-columns-repeated="3"/>
          <table:table-cell table:style-name="ce12" office:value-type="string">
            <text:p>approval: needs approval</text:p>
          </table:table-cell>
          <table:table-cell table:formula="oooc:=COUNTIF([.E2:.E154];2)" office:value-type="float" office:value="20">
            <text:p>20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5" office:value-type="string">
            <text:p>think it can be set as final </text:p>
          </table:table-cell>
          <table:table-cell table:style-name="ce5" office:value-type="string">
            <text:p>Pinheiro</text:p>
          </table:table-cell>
          <table:table-cell table:style-name="ce5" office:value-type="string">
            <text:p>Vignoni</text:p>
          </table:table-cell>
          <table:table-cell/>
          <table:table-cell table:style-name="ce13" office:value-type="string">
            <text:p>final</text:p>
          </table:table-cell>
          <table:table-cell table:formula="oooc:=COUNTIF([.E2:.E154];3)" office:value-type="float" office:value="27">
            <text:p>27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5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53-COUNTBLANK([.A2:.A154])" office:value-type="float" office:value="27">
            <text:p>27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table:style-name="ce2"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5" office:value-type="string">
            <text:p>were can i find info about this ones</text:p>
          </table:table-cell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5" office:value-type="string">
            <text:p>were can i find info about this ones</text:p>
          </table:table-cell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4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table:style-name="ce2"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table:style-name="ce2"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 table:style-name="ce2"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4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table:style-name="ce2"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4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table:style-name="ce2"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table:style-name="ce2"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5" office:value-type="string">
            <text:p>much based on the latest mime sheet david made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stop</text:p>
          </table:table-cell>
          <table:table-cell table:style-name="ce4" office:value-type="string">
            <text:p>khtml/ecma/debugger/images</text:p>
          </table:table-cell>
          <table:table-cell table:style-name="ce4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2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4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4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4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4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player_play</text:p>
          </table:table-cell>
          <table:table-cell table:style-name="ce4" office:value-type="string">
            <text:p>notification dialog</text:p>
          </table:table-cell>
          <table:table-cell table:style-name="ce4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4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4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style-name="ce2"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leprint</text:p>
          </table:table-cell>
          <table:table-cell table:style-name="ce4" office:value-type="string">
            <text:p>print preview, print job mgr</text:p>
          </table:table-cell>
          <table:table-cell table:style-name="ce4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2"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view_chang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player_play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fileopen</text:p>
          </table:table-cell>
          <table:table-cell table:style-name="ce4" office:value-type="string">
            <text:p>open action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leclose</text:p>
          </table:table-cell>
          <table:table-cell table:style-name="ce4" office:value-type="string">
            <text:p>clos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leprint</text:p>
          </table:table-cell>
          <table:table-cell table:style-name="ce4" office:value-type="string">
            <text:p>print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configure_shortcuts</text:p>
          </table:table-cell>
          <table:table-cell table:style-name="ce4" office:value-type="string">
            <text:p>config shortcuts acti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contexthelp</text:p>
          </table:table-cell>
          <table:table-cell table:style-name="ce4" office:value-type="string">
            <text:p>whats this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2"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Sans Serif" svg:font-family="'Sans Serif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9">19/01/2007</text:date>, <text:time>16.45.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9T16:45:18</dc:date>
    <dc:language>it-IT</dc:language>
    <meta:editing-cycles>39</meta:editing-cycles>
    <meta:editing-duration>P1DT19H49M20S</meta:editing-duration>
    <meta:user-defined meta:name="Info 1"/>
    <meta:user-defined meta:name="Info 2"/>
    <meta:user-defined meta:name="Info 3"/>
    <meta:user-defined meta:name="Info 4"/>
    <meta:document-statistic meta:table-count="3" meta:cell-count="723"/>
  </office:meta>
</office:document-meta>
</file>